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text-properties fo:font-size="11pt" fo:font-style="italic" style:font-size-asian="11pt" style:font-style-asian="italic" style:font-size-complex="11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cm" svg:height="0.733cm" svg:x="1.016cm" svg:y="3.868cm">
          <draw:text-box>
            <text:p text:style-name="P1"><text:span text:style-name="T1">fahr_to_celsius</text:span></text:p>
          </draw:text-box>
        </draw:frame>
        <draw:line draw:style-name="gr2" draw:text-style-name="P2" draw:layer="layout" svg:x1="7.3cm" svg:y1="7.1cm" svg:x2="9.2cm" svg:y2="7.1cm">
          <text:p/>
        </draw:line>
        <draw:frame draw:style-name="gr3" draw:text-style-name="P3" draw:layer="layout" svg:width="1.755cm" svg:height="0.683cm" svg:x="5.345cm" svg:y="6.817cm">
          <draw:text-box>
            <text:p><text:span text:style-name="T2">original</text:span></text:p>
          </draw:text-box>
        </draw:frame>
        <draw:frame draw:style-name="gr4" draw:text-style-name="P3" draw:layer="layout" svg:width="0.984cm" svg:height="0.733cm" svg:x="9.4cm" svg:y="6.767cm">
          <draw:text-box>
            <text:p><text:span text:style-name="T2">32</text:span></text:p>
          </draw:text-box>
        </draw:frame>
        <draw:line draw:style-name="gr5" draw:text-style-name="P2" draw:layer="layout" svg:x1="8cm" svg:y1="8.9cm" svg:x2="8cm" svg:y2="1.1cm">
          <text:p/>
        </draw:line>
        <draw:line draw:style-name="gr5" draw:text-style-name="P2" draw:layer="layout" svg:x1="11.3cm" svg:y1="7.9cm" svg:x2="4.5cm" svg:y2="7.9cm">
          <text:p/>
        </draw:line>
        <draw:frame draw:style-name="gr1" draw:text-style-name="P3" draw:layer="layout" svg:width="2.14cm" svg:height="0.733cm" svg:x="5.116cm" svg:y="8.067cm">
          <draw:text-box>
            <text:p><text:span text:style-name="T2">Variables</text:span></text:p>
          </draw:text-box>
        </draw:frame>
        <draw:frame draw:style-name="gr1" draw:text-style-name="P3" draw:layer="layout" svg:width="1.708cm" svg:height="0.733cm" svg:x="9.016cm" svg:y="8.068cm">
          <draw:text-box>
            <text:p><text:span text:style-name="T2">Values</text:span></text:p>
          </draw:text-box>
        </draw:frame>
        <draw:line draw:style-name="gr5" draw:text-style-name="P2" draw:layer="layout" svg:x1="11.3cm" svg:y1="6.3cm" svg:x2="4.5cm" svg:y2="6.3cm">
          <text:p/>
        </draw:line>
        <draw:custom-shape draw:style-name="gr6" draw:text-style-name="P2" draw:layer="layout" svg:width="0.121cm" svg:height="3.4cm" svg:x="4.039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546cm" svg:y="4.918cm">
          <draw:text-box>
            <text:p><text:span text:style-name="T2">temp</text:span></text:p>
          </draw:text-box>
        </draw:frame>
        <draw:line draw:style-name="gr2" draw:text-style-name="P2" draw:layer="layout" svg:x1="7.2cm" svg:y1="5.3cm" svg:x2="9.2cm" svg:y2="6.9cm">
          <text:p/>
        </draw:line>
        <draw:frame draw:style-name="gr3" draw:text-style-name="P3" draw:layer="layout" svg:width="1.776cm" svg:height="0.683cm" svg:x="5.246cm" svg:y="3.819cm">
          <draw:text-box>
            <text:p><text:span text:style-name="T2">temp_k</text:span></text:p>
          </draw:text-box>
        </draw:frame>
        <draw:frame draw:style-name="gr4" draw:text-style-name="P3" draw:layer="layout" svg:width="1.737cm" svg:height="0.733cm" svg:x="9cm" svg:y="3.768cm">
          <draw:text-box>
            <text:p><text:span text:style-name="T2">273.15</text:span></text:p>
          </draw:text-box>
        </draw:frame>
        <draw:line draw:style-name="gr2" draw:text-style-name="P2" draw:layer="layout" svg:x1="7.2cm" svg:y1="4.2cm" svg:x2="8.9cm" svg:y2="4.2cm">
          <text:p/>
        </draw:line>
        <draw:frame draw:style-name="gr3" draw:text-style-name="P3" draw:layer="layout" svg:width="1.45cm" svg:height="0.683cm" svg:x="5.447cm" svg:y="2.719cm">
          <draw:text-box>
            <text:p><text:span text:style-name="T2">result</text:span></text:p>
          </draw:text-box>
        </draw:frame>
        <draw:frame draw:style-name="gr4" draw:text-style-name="P3" draw:layer="layout" svg:width="1.09cm" svg:height="0.733cm" svg:x="9.301cm" svg:y="2.668cm">
          <draw:text-box>
            <text:p><text:span text:style-name="T2">0.0</text:span></text:p>
          </draw:text-box>
        </draw:frame>
        <draw:line draw:style-name="gr2" draw:text-style-name="P2" draw:layer="layout" svg:x1="7.201cm" svg:y1="3.1cm" svg:x2="9.1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44:13</dc:date>
    <meta:editing-duration>PT33M14S</meta:editing-duration>
    <meta:editing-cycles>8</meta:editing-cycles>
    <meta:generator>LibreOffice/4.0.4.2$MacOSX_x86 LibreOffice_project/9e9821abd0ffdbc09cd8c52eaa574fa09eb08f2</meta:generator>
    <meta:document-statistic meta:object-count="18"/>
  </office:meta>
</office:document-meta>
</file>